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color="#ff3333"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Heading_20_1" style:master-page-name="First_20_Page">
      <style:paragraph-properties style:page-number="auto"/>
      <style:text-properties fo:color="#0066cc" style:font-name="Ubuntu2" fo:font-size="14pt" fo:font-weight="bold" style:font-name-asian="Droid Sans Fallback" style:font-size-asian="16.1000003814697pt" style:font-weight-asian="bold" style:font-name-complex="DejaVu Sans" style:font-size-complex="16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611309284167771447" text:style-name="Outline">
        <text:list-item>
          <text:h text:style-name="P3" text:outline-level="1">Troubleshooting</text:h>
        </text:list-item>
      </text:list>
      <text:p text:style-name="P1">Work in progress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oto Sans Mono CJK SC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8. Troubleshooting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0$Unix OpenOffice.org_project/4110m2$Build-9807</meta:generator>
    <dc:title>18. Troubleshooting</dc:title>
    <meta:keyword>Open source</meta:keyword>
    <meta:keyword>Open hardware</meta:keyword>
    <meta:keyword>Test &amp; Measurements</meta:keyword>
    <meta:keyword>SCPI</meta:keyword>
    <meta:keyword>BB3</meta:keyword>
    <meta:document-statistic meta:table-count="0" meta:image-count="0" meta:object-count="0" meta:page-count="1" meta:paragraph-count="7" meta:word-count="9" meta:character-count="64"/>
    <meta:user-defined meta:name="WebPublish_Post_PageId">8149</meta:user-defined>
    <meta:user-defined meta:name="WebPublish_Post_PostAsPage">1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